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129065565307176" calcext:value-type="float">
            <text:p>0.01</text:p>
          </table:table-cell>
          <table:table-cell table:style-name="ce25" office:value-type="float" office:value="0.0505029249610707" calcext:value-type="float">
            <text:p>0.05</text:p>
          </table:table-cell>
          <table:table-cell table:style-name="ce25" office:value-type="float" office:value="5.27610243903224" calcext:value-type="float">
            <text:p>5.28</text:p>
          </table:table-cell>
          <table:table-cell table:style-name="ce25" office:value-type="float" office:value="-0.304951151299848" calcext:value-type="float">
            <text:p>–0.30</text:p>
          </table:table-cell>
          <table:table-cell table:style-name="ce25" office:value-type="float" office:value="-0.430017139664429" calcext:value-type="float">
            <text:p>–0.43</text:p>
          </table:table-cell>
          <table:table-cell table:style-name="ce25" office:value-type="float" office:value="-0.183417912271893" calcext:value-type="float">
            <text:p>–0.18</text:p>
          </table:table-cell>
          <table:table-cell table:style-name="ce25" office:value-type="float" office:value="-0.246964395966258" calcext:value-type="float">
            <text:p>–0.25</text:p>
          </table:table-cell>
          <table:table-cell table:style-name="ce25" office:value-type="float" office:value="-0.304618762660238" calcext:value-type="float">
            <text:p>–0.30</text:p>
          </table:table-cell>
          <table:table-cell table:style-name="ce25" office:value-type="float" office:value="-5.17928286852589" calcext:value-type="float">
            <text:p>–5.18</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2" table:style-name="ce26" office:value-type="float" office:value="0" calcext:value-type="float">
            <text:p>—</text:p>
          </table:table-cell>
          <table:table-cell table:style-name="ce26" office:value-type="float" office:value="0.0129065565307176" calcext:value-type="float">
            <text:p>0.01</text:p>
          </table:table-cell>
          <table:table-cell table:style-name="ce26" office:value-type="float" office:value="0.0154260391540921" calcext:value-type="float">
            <text:p>0.02</text:p>
          </table:table-cell>
          <table:table-cell table:style-name="ce26" office:value-type="float" office:value="0.0552264866964103" calcext:value-type="float">
            <text:p>0.06</text:p>
          </table:table-cell>
          <table:table-cell table:style-name="ce26" office:value-type="float" office:value="-0.0377140432576864" calcext:value-type="float">
            <text:p>–0.04</text:p>
          </table:table-cell>
          <table:table-cell table:style-name="ce26" office:value-type="float" office:value="-0.0475426646253949" calcext:value-type="float">
            <text:p>–0.05</text:p>
          </table:table-cell>
          <table:table-cell table:style-name="ce26" office:value-type="float" office:value="-0.0281848025452539" calcext:value-type="float">
            <text:p>–0.03</text:p>
          </table:table-cell>
          <table:table-cell table:style-name="ce26" office:value-type="float" office:value="-0.0103145951521456" calcext:value-type="float">
            <text:p>–0.01</text:p>
          </table:table-cell>
          <table:table-cell table:style-name="ce26" office:value-type="float" office:value="-0.0387602908572226" calcext:value-type="float">
            <text:p>–0.04</text:p>
          </table:table-cell>
          <table:table-cell table:style-name="ce26" office:value-type="float" office:value="0" calcext:value-type="float">
            <text:p>—</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7 月 底" calcext:value-type="string">
            <text:p><text:s/>中 華 民 國 <text:s/>114 年 7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9" calcext:value-type="float">
            <text:p><text:s text:c="3"/>7,749</text:p>
          </table:table-cell>
          <table:table-cell table:style-name="ce36" office:value-type="float" office:value="142638" calcext:value-type="float">
            <text:p><text:s text:c="3"/>142,638</text:p>
          </table:table-cell>
          <table:table-cell table:style-name="ce36" office:value-type="float" office:value="9815928" calcext:value-type="float">
            <text:p><text:s text:c="3"/>9,815,928</text:p>
          </table:table-cell>
          <table:table-cell table:style-name="ce36" office:value-type="float" office:value="23337936" calcext:value-type="float">
            <text:p><text:s text:c="3"/>23,337,936</text:p>
          </table:table-cell>
          <table:table-cell table:style-name="ce36" office:value-type="float" office:value="11487371" calcext:value-type="float">
            <text:p><text:s text:c="3"/>11,487,371</text:p>
          </table:table-cell>
          <table:table-cell table:style-name="ce36" office:value-type="float" office:value="11850565" calcext:value-type="float">
            <text:p><text:s text:c="3"/>11,850,565</text:p>
          </table:table-cell>
          <table:table-cell table:style-name="ce53" office:value-type="float" office:value="96.94" calcext:value-type="float">
            <text:p>96.94</text:p>
          </table:table-cell>
          <table:table-cell table:style-name="ce53" office:value-type="float" office:value="644.74" calcext:value-type="float">
            <text:p>644.74</text:p>
          </table:table-cell>
          <table:table-cell table:style-name="ce64" office:value-type="float" office:value="2.38" calcext:value-type="float">
            <text:p>2.38</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8" calcext:value-type="float">
            <text:p><text:s text:c="3"/>22,168</text:p>
          </table:table-cell>
          <table:table-cell table:style-name="ce36" office:value-type="float" office:value="1779411" calcext:value-type="float">
            <text:p><text:s text:c="3"/>1,779,411</text:p>
          </table:table-cell>
          <table:table-cell table:style-name="ce36" office:value-type="float" office:value="4047802" calcext:value-type="float">
            <text:p><text:s text:c="3"/>4,047,802</text:p>
          </table:table-cell>
          <table:table-cell table:style-name="ce36" office:value-type="float" office:value="1964174" calcext:value-type="float">
            <text:p><text:s text:c="3"/>1,964,174</text:p>
          </table:table-cell>
          <table:table-cell table:style-name="ce36" office:value-type="float" office:value="2083628" calcext:value-type="float">
            <text:p><text:s text:c="3"/>2,083,628</text:p>
          </table:table-cell>
          <table:table-cell table:style-name="ce53" office:value-type="float" office:value="94.27" calcext:value-type="float">
            <text:p>94.27</text:p>
          </table:table-cell>
          <table:table-cell table:style-name="ce53" office:value-type="float" office:value="1972.07" calcext:value-type="float">
            <text:p>1,972.07</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4" calcext:value-type="float">
            <text:p><text:s text:c="3"/>9,584</text:p>
          </table:table-cell>
          <table:table-cell table:style-name="ce36" office:value-type="float" office:value="1080732" calcext:value-type="float">
            <text:p><text:s text:c="3"/>1,080,732</text:p>
          </table:table-cell>
          <table:table-cell table:style-name="ce36" office:value-type="float" office:value="2451007" calcext:value-type="float">
            <text:p><text:s text:c="3"/>2,451,007</text:p>
          </table:table-cell>
          <table:table-cell table:style-name="ce36" office:value-type="float" office:value="1154711" calcext:value-type="float">
            <text:p><text:s text:c="3"/>1,154,711</text:p>
          </table:table-cell>
          <table:table-cell table:style-name="ce36" office:value-type="float" office:value="1296296" calcext:value-type="float">
            <text:p><text:s text:c="3"/>1,296,296</text:p>
          </table:table-cell>
          <table:table-cell table:style-name="ce53" office:value-type="float" office:value="89.08" calcext:value-type="float">
            <text:p>89.08</text:p>
          </table:table-cell>
          <table:table-cell table:style-name="ce53" office:value-type="float" office:value="9017.7" calcext:value-type="float">
            <text:p>9,017.70</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2" calcext:value-type="float">
            <text:p><text:s text:c="3"/>12,002</text:p>
          </table:table-cell>
          <table:table-cell table:style-name="ce36" office:value-type="float" office:value="983006" calcext:value-type="float">
            <text:p><text:s text:c="3"/>983,006</text:p>
          </table:table-cell>
          <table:table-cell table:style-name="ce36" office:value-type="float" office:value="2350861" calcext:value-type="float">
            <text:p><text:s text:c="3"/>2,350,861</text:p>
          </table:table-cell>
          <table:table-cell table:style-name="ce36" office:value-type="float" office:value="1156674" calcext:value-type="float">
            <text:p><text:s text:c="3"/>1,156,674</text:p>
          </table:table-cell>
          <table:table-cell table:style-name="ce36" office:value-type="float" office:value="1194187" calcext:value-type="float">
            <text:p><text:s text:c="3"/>1,194,187</text:p>
          </table:table-cell>
          <table:table-cell table:style-name="ce53" office:value-type="float" office:value="96.86" calcext:value-type="float">
            <text:p>96.86</text:p>
          </table:table-cell>
          <table:table-cell table:style-name="ce53" office:value-type="float" office:value="1925.43" calcext:value-type="float">
            <text:p>1,925.43</text:p>
          </table:table-cell>
          <table:table-cell table:style-name="ce64" office:value-type="float" office:value="2.39" calcext:value-type="float">
            <text:p>2.39</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61322" calcext:value-type="float">
            <text:p><text:s text:c="3"/>1,161,322</text:p>
          </table:table-cell>
          <table:table-cell table:style-name="ce36" office:value-type="float" office:value="2867815" calcext:value-type="float">
            <text:p><text:s text:c="3"/>2,867,815</text:p>
          </table:table-cell>
          <table:table-cell table:style-name="ce36" office:value-type="float" office:value="1398310" calcext:value-type="float">
            <text:p><text:s text:c="3"/>1,398,310</text:p>
          </table:table-cell>
          <table:table-cell table:style-name="ce36" office:value-type="float" office:value="1469505" calcext:value-type="float">
            <text:p><text:s text:c="3"/>1,469,505</text:p>
          </table:table-cell>
          <table:table-cell table:style-name="ce53" office:value-type="float" office:value="95.16" calcext:value-type="float">
            <text:p>95.16</text:p>
          </table:table-cell>
          <table:table-cell table:style-name="ce53" office:value-type="float" office:value="1294.78" calcext:value-type="float">
            <text:p>1,294.78</text:p>
          </table:table-cell>
          <table:table-cell table:style-name="ce64" office:value-type="float" office:value="2.47" calcext:value-type="float">
            <text:p>2.47</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3420" calcext:value-type="float">
            <text:p><text:s text:c="3"/>773,420</text:p>
          </table:table-cell>
          <table:table-cell table:style-name="ce36" office:value-type="float" office:value="1856033" calcext:value-type="float">
            <text:p><text:s text:c="3"/>1,856,033</text:p>
          </table:table-cell>
          <table:table-cell table:style-name="ce36" office:value-type="float" office:value="919613" calcext:value-type="float">
            <text:p><text:s text:c="3"/>919,613</text:p>
          </table:table-cell>
          <table:table-cell table:style-name="ce36" office:value-type="float" office:value="936420" calcext:value-type="float">
            <text:p><text:s text:c="3"/>936,420</text:p>
          </table:table-cell>
          <table:table-cell table:style-name="ce53" office:value-type="float" office:value="98.21" calcext:value-type="float">
            <text:p>98.21</text:p>
          </table:table-cell>
          <table:table-cell table:style-name="ce53" office:value-type="float" office:value="846.86" calcext:value-type="float">
            <text:p>846.86</text:p>
          </table:table-cell>
          <table:table-cell table:style-name="ce64" office:value-type="float" office:value="2.4" calcext:value-type="float">
            <text:p>2.40</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5" calcext:value-type="float">
            <text:p><text:s text:c="3"/>17,215</text:p>
          </table:table-cell>
          <table:table-cell table:style-name="ce36" office:value-type="float" office:value="1206919" calcext:value-type="float">
            <text:p><text:s text:c="3"/>1,206,919</text:p>
          </table:table-cell>
          <table:table-cell table:style-name="ce36" office:value-type="float" office:value="2724293" calcext:value-type="float">
            <text:p><text:s text:c="3"/>2,724,293</text:p>
          </table:table-cell>
          <table:table-cell table:style-name="ce36" office:value-type="float" office:value="1332696" calcext:value-type="float">
            <text:p><text:s text:c="3"/>1,332,696</text:p>
          </table:table-cell>
          <table:table-cell table:style-name="ce36" office:value-type="float" office:value="1391597" calcext:value-type="float">
            <text:p><text:s text:c="3"/>1,391,597</text:p>
          </table:table-cell>
          <table:table-cell table:style-name="ce53" office:value-type="float" office:value="95.77" calcext:value-type="float">
            <text:p>95.77</text:p>
          </table:table-cell>
          <table:table-cell table:style-name="ce53" office:value-type="float" office:value="922.83" calcext:value-type="float">
            <text:p>922.83</text:p>
          </table:table-cell>
          <table:table-cell table:style-name="ce64" office:value-type="float" office:value="2.26" calcext:value-type="float">
            <text:p>2.26</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2" calcext:value-type="float">
            <text:p><text:s text:c="3"/>3,522</text:p>
          </table:table-cell>
          <table:table-cell table:style-name="ce36" office:value-type="float" office:value="58556" calcext:value-type="float">
            <text:p><text:s text:c="3"/>58,556</text:p>
          </table:table-cell>
          <table:table-cell table:style-name="ce36" office:value-type="float" office:value="2780353" calcext:value-type="float">
            <text:p><text:s text:c="3"/>2,780,353</text:p>
          </table:table-cell>
          <table:table-cell table:style-name="ce36" office:value-type="float" office:value="6887007" calcext:value-type="float">
            <text:p><text:s text:c="3"/>6,887,007</text:p>
          </table:table-cell>
          <table:table-cell table:style-name="ce36" office:value-type="float" office:value="3483988" calcext:value-type="float">
            <text:p><text:s text:c="3"/>3,483,988</text:p>
          </table:table-cell>
          <table:table-cell table:style-name="ce36" office:value-type="float" office:value="3403019" calcext:value-type="float">
            <text:p><text:s text:c="3"/>3,403,019</text:p>
          </table:table-cell>
          <table:table-cell table:style-name="ce53" office:value-type="float" office:value="102.38" calcext:value-type="float">
            <text:p>102.38</text:p>
          </table:table-cell>
          <table:table-cell table:style-name="ce53" office:value-type="float" office:value="274.27" calcext:value-type="float">
            <text:p>274.27</text:p>
          </table:table-cell>
          <table:table-cell table:style-name="ce64" office:value-type="float" office:value="2.48" calcext:value-type="float">
            <text:p>2.48</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3014" calcext:value-type="float">
            <text:p><text:s text:c="3"/>193,014</text:p>
          </table:table-cell>
          <table:table-cell table:style-name="ce37" office:value-type="float" office:value="450288" calcext:value-type="float">
            <text:p><text:s text:c="3"/>450,288</text:p>
          </table:table-cell>
          <table:table-cell table:style-name="ce37" office:value-type="float" office:value="225527" calcext:value-type="float">
            <text:p><text:s text:c="3"/>225,527</text:p>
          </table:table-cell>
          <table:table-cell table:style-name="ce37" office:value-type="float" office:value="224761" calcext:value-type="float">
            <text:p><text:s text:c="3"/>224,761</text:p>
          </table:table-cell>
          <table:table-cell table:style-name="ce54" office:value-type="float" office:value="100.34" calcext:value-type="float">
            <text:p>100.34</text:p>
          </table:table-cell>
          <table:table-cell table:style-name="ce54" office:value-type="float" office:value="210.06" calcext:value-type="float">
            <text:p>210.06</text:p>
          </table:table-cell>
          <table:table-cell table:style-name="ce65" office:value-type="float" office:value="2.33" calcext:value-type="float">
            <text:p>2.33</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9" calcext:value-type="float">
            <text:p><text:s text:c="3"/>3,419</text:p>
          </table:table-cell>
          <table:table-cell table:style-name="ce37" office:value-type="float" office:value="240434" calcext:value-type="float">
            <text:p><text:s text:c="3"/>240,434</text:p>
          </table:table-cell>
          <table:table-cell table:style-name="ce37" office:value-type="float" office:value="596884" calcext:value-type="float">
            <text:p><text:s text:c="3"/>596,884</text:p>
          </table:table-cell>
          <table:table-cell table:style-name="ce37" office:value-type="float" office:value="303718" calcext:value-type="float">
            <text:p><text:s text:c="3"/>303,718</text:p>
          </table:table-cell>
          <table:table-cell table:style-name="ce37" office:value-type="float" office:value="293166" calcext:value-type="float">
            <text:p><text:s text:c="3"/>293,166</text:p>
          </table:table-cell>
          <table:table-cell table:style-name="ce54" office:value-type="float" office:value="103.6" calcext:value-type="float">
            <text:p>103.60</text:p>
          </table:table-cell>
          <table:table-cell table:style-name="ce54" office:value-type="float" office:value="418.12" calcext:value-type="float">
            <text:p>418.12</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1" calcext:value-type="float">
            <text:p><text:s text:c="3"/>4,701</text:p>
          </table:table-cell>
          <table:table-cell table:style-name="ce37" office:value-type="float" office:value="211990" calcext:value-type="float">
            <text:p><text:s text:c="3"/>211,990</text:p>
          </table:table-cell>
          <table:table-cell table:style-name="ce37" office:value-type="float" office:value="532354" calcext:value-type="float">
            <text:p><text:s text:c="3"/>532,354</text:p>
          </table:table-cell>
          <table:table-cell table:style-name="ce37" office:value-type="float" office:value="273557" calcext:value-type="float">
            <text:p><text:s text:c="3"/>273,557</text:p>
          </table:table-cell>
          <table:table-cell table:style-name="ce37" office:value-type="float" office:value="258797" calcext:value-type="float">
            <text:p><text:s text:c="3"/>258,797</text:p>
          </table:table-cell>
          <table:table-cell table:style-name="ce54" office:value-type="float" office:value="105.7" calcext:value-type="float">
            <text:p>105.70</text:p>
          </table:table-cell>
          <table:table-cell table:style-name="ce54" office:value-type="float" office:value="292.45" calcext:value-type="float">
            <text:p>292.45</text:p>
          </table:table-cell>
          <table:table-cell table:style-name="ce65" office:value-type="float" office:value="2.51" calcext:value-type="float">
            <text:p>2.51</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43680" calcext:value-type="float">
            <text:p><text:s text:c="3"/>443,680</text:p>
          </table:table-cell>
          <table:table-cell table:style-name="ce37" office:value-type="float" office:value="1215667" calcext:value-type="float">
            <text:p><text:s text:c="3"/>1,215,667</text:p>
          </table:table-cell>
          <table:table-cell table:style-name="ce37" office:value-type="float" office:value="616509" calcext:value-type="float">
            <text:p><text:s text:c="3"/>616,509</text:p>
          </table:table-cell>
          <table:table-cell table:style-name="ce37" office:value-type="float" office:value="599158" calcext:value-type="float">
            <text:p><text:s text:c="3"/>599,158</text:p>
          </table:table-cell>
          <table:table-cell table:style-name="ce54" office:value-type="float" office:value="102.9" calcext:value-type="float">
            <text:p>102.90</text:p>
          </table:table-cell>
          <table:table-cell table:style-name="ce54" office:value-type="float" office:value="1131.49" calcext:value-type="float">
            <text:p>1,131.49</text:p>
          </table:table-cell>
          <table:table-cell table:style-name="ce65" office:value-type="float" office:value="2.74" calcext:value-type="float">
            <text:p>2.74</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447" calcext:value-type="float">
            <text:p><text:s text:c="3"/>189,447</text:p>
          </table:table-cell>
          <table:table-cell table:style-name="ce37" office:value-type="float" office:value="469433" calcext:value-type="float">
            <text:p><text:s text:c="3"/>469,433</text:p>
          </table:table-cell>
          <table:table-cell table:style-name="ce37" office:value-type="float" office:value="238585" calcext:value-type="float">
            <text:p><text:s text:c="3"/>238,585</text:p>
          </table:table-cell>
          <table:table-cell table:style-name="ce37" office:value-type="float" office:value="230848" calcext:value-type="float">
            <text:p><text:s text:c="3"/>230,848</text:p>
          </table:table-cell>
          <table:table-cell table:style-name="ce54" office:value-type="float" office:value="103.35" calcext:value-type="float">
            <text:p>103.35</text:p>
          </table:table-cell>
          <table:table-cell table:style-name="ce54" office:value-type="float" office:value="114.32" calcext:value-type="float">
            <text:p>114.32</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62209" calcext:value-type="float">
            <text:p><text:s text:c="3"/>262,209</text:p>
          </table:table-cell>
          <table:table-cell table:style-name="ce37" office:value-type="float" office:value="654037" calcext:value-type="float">
            <text:p><text:s text:c="3"/>654,037</text:p>
          </table:table-cell>
          <table:table-cell table:style-name="ce37" office:value-type="float" office:value="336110" calcext:value-type="float">
            <text:p><text:s text:c="3"/>336,110</text:p>
          </table:table-cell>
          <table:table-cell table:style-name="ce37" office:value-type="float" office:value="317927" calcext:value-type="float">
            <text:p><text:s text:c="3"/>317,927</text:p>
          </table:table-cell>
          <table:table-cell table:style-name="ce54" office:value-type="float" office:value="105.72" calcext:value-type="float">
            <text:p>105.72</text:p>
          </table:table-cell>
          <table:table-cell table:style-name="ce54" office:value-type="float" office:value="506.68" calcext:value-type="float">
            <text:p>506.68</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5225" calcext:value-type="float">
            <text:p><text:s text:c="3"/>195,225</text:p>
          </table:table-cell>
          <table:table-cell table:style-name="ce37" office:value-type="float" office:value="475540" calcext:value-type="float">
            <text:p><text:s text:c="3"/>475,540</text:p>
          </table:table-cell>
          <table:table-cell table:style-name="ce37" office:value-type="float" office:value="246004" calcext:value-type="float">
            <text:p><text:s text:c="3"/>246,004</text:p>
          </table:table-cell>
          <table:table-cell table:style-name="ce37" office:value-type="float" office:value="229536" calcext:value-type="float">
            <text:p><text:s text:c="3"/>229,536</text:p>
          </table:table-cell>
          <table:table-cell table:style-name="ce54" office:value-type="float" office:value="107.17" calcext:value-type="float">
            <text:p>107.17</text:p>
          </table:table-cell>
          <table:table-cell table:style-name="ce54" office:value-type="float" office:value="249.81" calcext:value-type="float">
            <text:p>249.81</text:p>
          </table:table-cell>
          <table:table-cell table:style-name="ce65" office:value-type="float" office:value="2.44" calcext:value-type="float">
            <text:p>2.44</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09" calcext:value-type="float">
            <text:p><text:s text:c="3"/>7,109</text:p>
          </table:table-cell>
          <table:table-cell table:style-name="ce37" office:value-type="float" office:value="313092" calcext:value-type="float">
            <text:p><text:s text:c="3"/>313,092</text:p>
          </table:table-cell>
          <table:table-cell table:style-name="ce37" office:value-type="float" office:value="785373" calcext:value-type="float">
            <text:p><text:s text:c="3"/>785,373</text:p>
          </table:table-cell>
          <table:table-cell table:style-name="ce37" office:value-type="float" office:value="396969" calcext:value-type="float">
            <text:p><text:s text:c="3"/>396,969</text:p>
          </table:table-cell>
          <table:table-cell table:style-name="ce37" office:value-type="float" office:value="388404" calcext:value-type="float">
            <text:p><text:s text:c="3"/>388,404</text:p>
          </table:table-cell>
          <table:table-cell table:style-name="ce54" office:value-type="float" office:value="102.21" calcext:value-type="float">
            <text:p>102.21</text:p>
          </table:table-cell>
          <table:table-cell table:style-name="ce54" office:value-type="float" office:value="282.96" calcext:value-type="float">
            <text:p>282.96</text:p>
          </table:table-cell>
          <table:table-cell table:style-name="ce65" office:value-type="float" office:value="2.51" calcext:value-type="float">
            <text:p>2.51</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760" calcext:value-type="float">
            <text:p><text:s text:c="3"/>87,760</text:p>
          </table:table-cell>
          <table:table-cell table:style-name="ce37" office:value-type="float" office:value="209134" calcext:value-type="float">
            <text:p><text:s text:c="3"/>209,134</text:p>
          </table:table-cell>
          <table:table-cell table:style-name="ce37" office:value-type="float" office:value="106403" calcext:value-type="float">
            <text:p><text:s text:c="3"/>106,403</text:p>
          </table:table-cell>
          <table:table-cell table:style-name="ce37" office:value-type="float" office:value="102731" calcext:value-type="float">
            <text:p><text:s text:c="3"/>102,731</text:p>
          </table:table-cell>
          <table:table-cell table:style-name="ce54" office:value-type="float" office:value="103.57" calcext:value-type="float">
            <text:p>103.57</text:p>
          </table:table-cell>
          <table:table-cell table:style-name="ce54" office:value-type="float" office:value="59.49" calcext:value-type="float">
            <text:p>59.49</text:p>
          </table:table-cell>
          <table:table-cell table:style-name="ce65" office:value-type="float" office:value="2.38" calcext:value-type="float">
            <text:p>2.38</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6" calcext:value-type="float">
            <text:p><text:s text:c="3"/>3,636</text:p>
          </table:table-cell>
          <table:table-cell table:style-name="ce37" office:value-type="float" office:value="133411" calcext:value-type="float">
            <text:p><text:s text:c="3"/>133,411</text:p>
          </table:table-cell>
          <table:table-cell table:style-name="ce37" office:value-type="float" office:value="313903" calcext:value-type="float">
            <text:p><text:s text:c="3"/>313,903</text:p>
          </table:table-cell>
          <table:table-cell table:style-name="ce37" office:value-type="float" office:value="157297" calcext:value-type="float">
            <text:p><text:s text:c="3"/>157,297</text:p>
          </table:table-cell>
          <table:table-cell table:style-name="ce37" office:value-type="float" office:value="156606" calcext:value-type="float">
            <text:p><text:s text:c="3"/>156,606</text:p>
          </table:table-cell>
          <table:table-cell table:style-name="ce54" office:value-type="float" office:value="100.44" calcext:value-type="float">
            <text:p>100.44</text:p>
          </table:table-cell>
          <table:table-cell table:style-name="ce54" office:value-type="float" office:value="67.82" calcext:value-type="float">
            <text:p>67.82</text:p>
          </table:table-cell>
          <table:table-cell table:style-name="ce65" office:value-type="float" office:value="2.35" calcext:value-type="float">
            <text:p>2.35</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632" calcext:value-type="float">
            <text:p><text:s text:c="3"/>44,632</text:p>
          </table:table-cell>
          <table:table-cell table:style-name="ce37" office:value-type="float" office:value="106622" calcext:value-type="float">
            <text:p><text:s text:c="3"/>106,622</text:p>
          </table:table-cell>
          <table:table-cell table:style-name="ce37" office:value-type="float" office:value="54488" calcext:value-type="float">
            <text:p><text:s text:c="3"/>54,488</text:p>
          </table:table-cell>
          <table:table-cell table:style-name="ce37" office:value-type="float" office:value="52134" calcext:value-type="float">
            <text:p><text:s text:c="3"/>52,134</text:p>
          </table:table-cell>
          <table:table-cell table:style-name="ce54" office:value-type="float" office:value="104.52" calcext:value-type="float">
            <text:p>104.52</text:p>
          </table:table-cell>
          <table:table-cell table:style-name="ce54" office:value-type="float" office:value="840.44" calcext:value-type="float">
            <text:p>840.44</text:p>
          </table:table-cell>
          <table:table-cell table:style-name="ce65" office:value-type="float" office:value="2.39" calcext:value-type="float">
            <text:p>2.39</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7984" calcext:value-type="float">
            <text:p><text:s text:c="3"/>167,984</text:p>
          </table:table-cell>
          <table:table-cell table:style-name="ce37" office:value-type="float" office:value="360941" calcext:value-type="float">
            <text:p><text:s text:c="3"/>360,941</text:p>
          </table:table-cell>
          <table:table-cell table:style-name="ce37" office:value-type="float" office:value="178923" calcext:value-type="float">
            <text:p><text:s text:c="3"/>178,923</text:p>
          </table:table-cell>
          <table:table-cell table:style-name="ce37" office:value-type="float" office:value="182018" calcext:value-type="float">
            <text:p><text:s text:c="3"/>182,018</text:p>
          </table:table-cell>
          <table:table-cell table:style-name="ce54" office:value-type="float" office:value="98.3" calcext:value-type="float">
            <text:p>98.30</text:p>
          </table:table-cell>
          <table:table-cell table:style-name="ce54" office:value-type="float" office:value="2718.77" calcext:value-type="float">
            <text:p>2,718.77</text:p>
          </table:table-cell>
          <table:table-cell table:style-name="ce65" office:value-type="float" office:value="2.15" calcext:value-type="float">
            <text:p>2.15</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8923" calcext:value-type="float">
            <text:p><text:s text:c="3"/>188,923</text:p>
          </table:table-cell>
          <table:table-cell table:style-name="ce37" office:value-type="float" office:value="455729" calcext:value-type="float">
            <text:p><text:s text:c="3"/>455,729</text:p>
          </table:table-cell>
          <table:table-cell table:style-name="ce37" office:value-type="float" office:value="224951" calcext:value-type="float">
            <text:p><text:s text:c="3"/>224,951</text:p>
          </table:table-cell>
          <table:table-cell table:style-name="ce37" office:value-type="float" office:value="230778" calcext:value-type="float">
            <text:p><text:s text:c="3"/>230,778</text:p>
          </table:table-cell>
          <table:table-cell table:style-name="ce54" office:value-type="float" office:value="97.48" calcext:value-type="float">
            <text:p>97.48</text:p>
          </table:table-cell>
          <table:table-cell table:style-name="ce54" office:value-type="float" office:value="4375.59" calcext:value-type="float">
            <text:p>4,375.59</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552" calcext:value-type="float">
            <text:p><text:s text:c="3"/>108,552</text:p>
          </table:table-cell>
          <table:table-cell table:style-name="ce37" office:value-type="float" office:value="261102" calcext:value-type="float">
            <text:p><text:s text:c="3"/>261,102</text:p>
          </table:table-cell>
          <table:table-cell table:style-name="ce37" office:value-type="float" office:value="124947" calcext:value-type="float">
            <text:p><text:s text:c="3"/>124,947</text:p>
          </table:table-cell>
          <table:table-cell table:style-name="ce37" office:value-type="float" office:value="136155" calcext:value-type="float">
            <text:p><text:s text:c="3"/>136,155</text:p>
          </table:table-cell>
          <table:table-cell table:style-name="ce54" office:value-type="float" office:value="91.77" calcext:value-type="float">
            <text:p>91.77</text:p>
          </table:table-cell>
          <table:table-cell table:style-name="ce54" office:value-type="float" office:value="4349.84" calcext:value-type="float">
            <text:p>4,349.84</text:p>
          </table:table-cell>
          <table:table-cell table:style-name="ce65" office:value-type="float" office:value="2.41" calcext:value-type="float">
            <text:p>2.41</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765" calcext:value-type="float">
            <text:p><text:s text:c="3"/>50,765</text:p>
          </table:table-cell>
          <table:table-cell table:style-name="ce36" office:value-type="float" office:value="153118" calcext:value-type="float">
            <text:p><text:s text:c="3"/>153,118</text:p>
          </table:table-cell>
          <table:table-cell table:style-name="ce36" office:value-type="float" office:value="77205" calcext:value-type="float">
            <text:p><text:s text:c="3"/>77,205</text:p>
          </table:table-cell>
          <table:table-cell table:style-name="ce36" office:value-type="float" office:value="75913" calcext:value-type="float">
            <text:p><text:s text:c="3"/>75,913</text:p>
          </table:table-cell>
          <table:table-cell table:style-name="ce53" office:value-type="float" office:value="101.7" calcext:value-type="float">
            <text:p>101.70</text:p>
          </table:table-cell>
          <table:table-cell table:style-name="ce53" office:value-type="float" office:value="848.51" calcext:value-type="float">
            <text:p>848.51</text:p>
          </table:table-cell>
          <table:table-cell table:style-name="ce64" office:value-type="float" office:value="3.02" calcext:value-type="float">
            <text:p>3.02</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750" calcext:value-type="float">
            <text:p><text:s text:c="3"/>46,750</text:p>
          </table:table-cell>
          <table:table-cell table:style-name="ce37" office:value-type="float" office:value="139543" calcext:value-type="float">
            <text:p><text:s text:c="3"/>139,543</text:p>
          </table:table-cell>
          <table:table-cell table:style-name="ce37" office:value-type="float" office:value="69324" calcext:value-type="float">
            <text:p><text:s text:c="3"/>69,324</text:p>
          </table:table-cell>
          <table:table-cell table:style-name="ce37" office:value-type="float" office:value="70219" calcext:value-type="float">
            <text:p><text:s text:c="3"/>70,219</text:p>
          </table:table-cell>
          <table:table-cell table:style-name="ce54" office:value-type="float" office:value="98.73" calcext:value-type="float">
            <text:p>98.73</text:p>
          </table:table-cell>
          <table:table-cell table:style-name="ce54" office:value-type="float" office:value="920.13" calcext:value-type="float">
            <text:p>920.13</text:p>
          </table:table-cell>
          <table:table-cell table:style-name="ce65" office:value-type="float" office:value="2.98" calcext:value-type="float">
            <text:p>2.98</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15" calcext:value-type="float">
            <text:p><text:s text:c="3"/>4,015</text:p>
          </table:table-cell>
          <table:table-cell table:style-name="ce37" office:value-type="float" office:value="13575" calcext:value-type="float">
            <text:p><text:s text:c="3"/>13,575</text:p>
          </table:table-cell>
          <table:table-cell table:style-name="ce37" office:value-type="float" office:value="7881" calcext:value-type="float">
            <text:p><text:s text:c="3"/>7,881</text:p>
          </table:table-cell>
          <table:table-cell table:style-name="ce37" office:value-type="float" office:value="5694" calcext:value-type="float">
            <text:p><text:s text:c="3"/>5,694</text:p>
          </table:table-cell>
          <table:table-cell table:style-name="ce54" office:value-type="float" office:value="138.41" calcext:value-type="float">
            <text:p>138.41</text:p>
          </table:table-cell>
          <table:table-cell table:style-name="ce54" office:value-type="float" office:value="471.35" calcext:value-type="float">
            <text:p>471.35</text:p>
          </table:table-cell>
          <table:table-cell table:style-name="ce65" office:value-type="float" office:value="3.38" calcext:value-type="float">
            <text:p>3.38</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